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14f6bf" officeooo:paragraph-rsid="0014f6b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3pt" style:text-underline-style="solid" style:text-underline-width="auto" style:text-underline-color="font-color" fo:font-weight="normal" officeooo:rsid="000eff70" officeooo:paragraph-rsid="0012676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0661e" officeooo:paragraph-rsid="0012676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5f4f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16813d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5f4f9" officeooo:paragraph-rsid="0020ed6e" style:font-size-asian="13pt" style:font-weight-asian="normal" style:font-size-complex="13pt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16813d" officeooo:paragraph-rsid="001c7502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6813d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9dc11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1ba35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6813d" officeooo:paragraph-rsid="0022017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16813d" officeooo:paragraph-rsid="0027bebb" style:font-size-asian="13pt" style:font-weight-asian="normal" style:font-size-complex="13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size="13pt" style:text-underline-style="none" fo:font-weight="normal" officeooo:rsid="00220177" officeooo:paragraph-rsid="00220177" style:font-size-asian="13pt" style:font-weight-asian="normal" style:font-size-complex="13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220177" officeooo:paragraph-rsid="0027beb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style:text-underline-style="none" fo:font-weight="bold" officeooo:rsid="000eff70" officeooo:paragraph-rsid="00126762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126762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officeooo:rsid="0010661e" officeooo:paragraph-rsid="002c8015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6813d" officeooo:paragraph-rsid="0027bebb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5f4f9" officeooo:paragraph-rsid="0020ed6e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640fd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99be8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5f4f9" officeooo:paragraph-rsid="0027bebb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3pt" officeooo:paragraph-rsid="0016813d" style:font-size-asian="13pt" style:font-size-complex="13pt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3pt" officeooo:paragraph-rsid="0016813d" style:font-size-asian="13pt" style:font-size-complex="13pt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3pt" officeooo:paragraph-rsid="0015f4f9" style:font-size-asian="13pt" style:font-size-complex="13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3pt" officeooo:paragraph-rsid="0016813d" style:font-size-asian="13pt" style:font-size-complex="13pt"/>
    </style:style>
    <style:style style:name="P31" style:family="paragraph" style:parent-style-name="Standard" style:list-style-name="L5">
      <style:paragraph-properties fo:text-align="justify" style:justify-single-word="false"/>
      <style:text-properties fo:font-size="13pt" officeooo:rsid="00244c8f" officeooo:paragraph-rsid="00244c8f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3d6c" officeooo:paragraph-rsid="00313d6c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2e433a" officeooo:paragraph-rsid="002e433a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officeooo:rsid="000d8c0e" officeooo:paragraph-rsid="0012676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6762"/>
    </style:style>
    <style:style style:name="T4" style:family="text">
      <style:text-properties officeooo:rsid="0013bc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bc4b"/>
    </style:style>
    <style:style style:name="T7" style:family="text">
      <style:text-properties fo:font-style="italic" fo:background-color="#000000" loext:char-shading-value="0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6813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5f4f9" style:font-weight-asian="normal" style:font-weight-complex="normal"/>
    </style:style>
    <style:style style:name="T12" style:family="text">
      <style:text-properties style:text-underline-style="none" fo:font-weight="normal" officeooo:rsid="0016813d" style:font-weight-asian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ba35f"/>
    </style:style>
    <style:style style:name="T15" style:family="text">
      <style:text-properties style:text-position="sub 58%" officeooo:rsid="0024de40"/>
    </style:style>
    <style:style style:name="T16" style:family="text">
      <style:text-properties style:text-position="sub 58%" fo:font-style="normal" fo:font-weight="normal" officeooo:rsid="0016813d" style:font-style-asian="normal" style:font-weight-asian="normal" style:font-style-complex="normal" style:font-weight-complex="normal"/>
    </style:style>
    <style:style style:name="T17" style:family="text">
      <style:text-properties style:text-position="sub 58%" fo:font-style="normal" officeooo:rsid="001ba35f" style:font-style-asian="normal" style:font-style-complex="normal"/>
    </style:style>
    <style:style style:name="T18" style:family="text">
      <style:text-properties style:text-position="sub 58%" fo:font-style="normal" officeooo:rsid="0024de40" style:font-style-asian="normal" style:font-style-complex="normal"/>
    </style:style>
    <style:style style:name="T19" style:family="text">
      <style:text-properties style:text-position="sub 58%" fo:font-weight="bold" style:font-weight-asian="bold" style:font-weight-complex="bold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officeooo:rsid="0017cd6f"/>
    </style:style>
    <style:style style:name="T22" style:family="text">
      <style:text-properties officeooo:rsid="00186e0a"/>
    </style:style>
    <style:style style:name="T23" style:family="text">
      <style:text-properties officeooo:rsid="001ba35f"/>
    </style:style>
    <style:style style:name="T24" style:family="text">
      <style:text-properties officeooo:rsid="001c7502"/>
    </style:style>
    <style:style style:name="T25" style:family="text">
      <style:text-properties officeooo:rsid="00220177"/>
    </style:style>
    <style:style style:name="T26" style:family="text">
      <style:text-properties officeooo:rsid="002315d4"/>
    </style:style>
    <style:style style:name="T27" style:family="text">
      <style:text-properties officeooo:rsid="002640fd"/>
    </style:style>
    <style:style style:name="T28" style:family="text">
      <style:text-properties fo:font-style="normal" officeooo:rsid="002315d4" style:font-style-asian="normal" style:font-style-complex="normal"/>
    </style:style>
    <style:style style:name="T29" style:family="text">
      <style:text-properties fo:font-style="normal" officeooo:rsid="00220177" style:font-style-asian="normal" style:font-style-complex="normal"/>
    </style:style>
    <style:style style:name="T30" style:family="text">
      <style:text-properties fo:font-style="normal" fo:font-weight="normal" officeooo:rsid="002640f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6813d" style:font-style-asian="normal" style:font-weight-asian="normal" style:font-style-complex="normal" style:font-weight-complex="normal"/>
    </style:style>
    <style:style style:name="T32" style:family="text">
      <style:text-properties fo:background-color="#000000" loext:char-shading-value="0"/>
    </style:style>
    <style:style style:name="T33" style:family="text">
      <style:text-properties officeooo:rsid="002c8015" fo:background-color="#000000" loext:char-shading-value="0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UNIVERSIDAD NACIONAL DE SAN AGUSTÍN</text:p>
      <text:p text:style-name="P35">Facultad de Producción y Servicios</text:p>
      <text:p text:style-name="P35">Ciencia de la Computación</text:p>
      <text:p text:style-name="P35">Física Computacional, <text:span text:style-name="T3">Miguel Vizardo</text:span></text:p>
      <text:p text:style-name="P35"/>
      <text:p text:style-name="P35">Kevin Salazar Torres</text:p>
      <text:p text:style-name="P35">20162013</text:p>
      <text:p text:style-name="P35">------------------------------------------------------------------------------------------------------------------------</text:p>
      <text:p text:style-name="P19"><text:span text:style-name="T6"/></text:p>
      <text:p text:style-name="P19"><text:span text:style-name="T4">2d</text:span><text:span text:style-name="T1">a </text:span><text:span text:style-name="T2">Práctica</text:span></text:p>
      <text:p text:style-name="P1">Movimiento de Proyectiles</text:p>
      <text:p text:style-name="P2"/>
      <text:p text:style-name="P3"/>
      <text:p text:style-name="P4"><text:span text:style-name="T7">Planteamiento del problema. </text:span></text:p>
      <text:p text:style-name="P20"/>
      <text:p text:style-name="P27"><text:span text:style-name="T11">Se pide hallar la gráfica de la trayectoria, se verá que es parabólica, de un objeto con las siguientes características:</text:span></text:p>
      <text:p text:style-name="P27"><text:span text:style-name="T11"/></text:p>
      <text:list xml:id="list7731428373624688122" text:style-name="L5">
        <text:list-item>
          <text:p text:style-name="P31"><text:span text:style-name="T11">p</text:span><text:span text:style-name="T10">osición inicial (0,0)</text:span></text:p>
        </text:list-item>
      </text:list>
      <text:list xml:id="list8257131232074188166" text:style-name="L2">
        <text:list-item>
          <text:p text:style-name="P28"><text:span text:style-name="T11">diamétro de 6cm</text:span></text:p>
        </text:list-item>
        <text:list-item>
          <text:p text:style-name="P29"><text:span text:style-name="T11">masa de m = 100g</text:span></text:p>
        </text:list-item>
        <text:list-item>
          <text:p text:style-name="P29"><text:span text:style-name="T11">velocidad inicial de 25m/s</text:span></text:p>
        </text:list-item>
        <text:list-item>
          <text:p text:style-name="P29"><text:span text:style-name="T11">ángulo de 37°, con respecto a la horizontal</text:span></text:p>
        </text:list-item>
      </text:list>
      <text:p text:style-name="P5"/>
      <text:p text:style-name="P7">Se tratarán estas condiciones <text:span text:style-name="T5">con influencia del aire</text:span> y <text:span text:style-name="T5">sin él</text:span>. </text:p>
      <text:p text:style-name="P7"/>
      <text:p text:style-name="P23">Para analizar el movimiento con resistencia del aire se empleará lo siguiente:</text:p>
      <text:p text:style-name="P5"><text:tab/></text:p>
      <text:list xml:id="list3551808554103647649" text:style-name="L3">
        <text:list-item>
          <text:p text:style-name="P30"><text:span text:style-name="T12">Fuerza de resistencia del aire = 0.5*C*A*ρ*v²</text:span></text:p>
        </text:list-item>
      </text:list>
      <text:p text:style-name="P6"><text:span text:style-name="T9"><text:tab/>donde C es el coeficiente del resistencia, A es la sección transversal, ρ es la densidad <text:tab/>del aire y v es la magnitud de la velocidad.</text:span></text:p>
      <text:p text:style-name="P6"/>
      <text:list xml:id="list7092681369826659428" text:style-name="L4">
        <text:list-item>
          <text:p text:style-name="P8">Dado que el aire interviene en las componentes x e y, y que tanto velocidad como aceleración son vectores, habrá que hacer:</text:p>
        </text:list-item>
      </text:list>
      <text:p text:style-name="P11"/>
      <text:p text:style-name="P12"><text:tab/>a<text:span text:style-name="T13">x</text:span> = -a*cosθ <text:span text:style-name="T21">= -</text:span>0.5*C*A*ρ*v²/<text:span text:style-name="T21">m*cos</text:span>θ</text:p>
      <text:p text:style-name="P12"><text:tab/>a<text:span text:style-name="T13">y</text:span> = -a*senθ <text:span text:style-name="T22">= -</text:span>0.5*C*A*ρ*v²/<text:span text:style-name="T21">m*sen</text:span>θ</text:p>
      <text:p text:style-name="P11"><text:tab/></text:p>
      <text:p text:style-name="P13"><text:tab/>v = sqrt(v<text:span text:style-name="T13">x</text:span>² + v<text:span text:style-name="T13">y</text:span>²)</text:p>
      <text:p text:style-name="P11"/>
      <text:list xml:id="list181936938614741" text:continue-numbering="true" text:style-name="L4">
        <text:list-header>
          <text:p text:style-name="P9">v<text:span text:style-name="T13">x</text:span> = v<text:span text:style-name="T14">inicial</text:span>*cosθ <text:span text:style-name="T23">+ </text:span>a<text:span text:style-name="T13">x</text:span><text:span text:style-name="T23">*t</text:span></text:p>
          <text:p text:style-name="P10">v<text:span text:style-name="T13">y</text:span> = v<text:span text:style-name="T14">inicial</text:span>*senθ <text:span text:style-name="T24">+</text:span>a<text:span text:style-name="T13">y</text:span><text:span text:style-name="T24">*t</text:span></text:p>
          <text:p text:style-name="P8"/>
          <text:p text:style-name="P17">x = <text:span text:style-name="T9">v</text:span><text:span text:style-name="T14">inicial</text:span>*cos<text:span text:style-name="T9">θ*</text:span>t + 0.5*(a<text:span text:style-name="T13">x</text:span>)*t²</text:p>
        </text:list-header>
      </text:list>
      <text:p text:style-name="P14"><text:tab/><text:span text:style-name="T26">y = </text:span>v<text:span text:style-name="T14">inicial</text:span><text:span text:style-name="T25">*sen</text:span>θ*<text:span text:style-name="T25">t + 0.5*(a</text:span><text:span text:style-name="T15">y</text:span><text:span text:style-name="T25">)*t²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21"><text:soft-page-break/><text:span text:style-name="T33">Resultados</text:span><text:span text:style-name="T32"> </text:span></text:p>
      <text:p text:style-name="P24"/>
      <text:p text:style-name="P32">Se obtuvo la siguiente tabla:<text:line-break/></text:p>
      <text:p text:style-name="P34">tiempo<text:tab/>x<text:tab/><text:tab/>y <text:tab/><text:tab/>v<text:span text:style-name="T13">x</text:span><text:tab/><text:tab/>v<text:span text:style-name="T13">y</text:span> </text:p>
      <text:p text:style-name="P32"/>
      <text:p text:style-name="P32">0<text:tab/><text:tab/>0<text:tab/><text:tab/>0<text:tab/><text:tab/>19.9662<text:tab/>15.045<text:tab/></text:p>
      <text:p text:style-name="P32">1<text:tab/><text:tab/>19.534<text:tab/>9.81932<text:tab/>19.1018<text:tab/>4.59364<text:tab/></text:p>
      <text:p text:style-name="P32">2<text:tab/><text:tab/>38.8647<text:tab/>9.68548<text:tab/>18.8985<text:tab/>-5.35951<text:tab/></text:p>
      <text:p text:style-name="P32">3<text:tab/><text:tab/>57.4969<text:tab/>-0.774688<text:tab/>18.3651<text:tab/>-15.5615<text:tab/></text:p>
      <text:p text:style-name="P32">4<text:tab/><text:tab/>73.4536<text:tab/>-23.051<text:tab/>16.7606<text:tab/>-26.5705<text:tab/></text:p>
      <text:p text:style-name="P32">5<text:tab/><text:tab/>82.769<text:tab/>-60.1316<text:tab/>13.1414<text:tab/>-39.0976<text:tab/></text:p>
      <text:p text:style-name="P32">6<text:tab/><text:tab/>77.4426<text:tab/>-118.045<text:tab/>5.84802<text:tab/>-54.3934<text:tab/></text:p>
      <text:p text:style-name="P32">7<text:tab/><text:tab/>38.3511<text:tab/>-211.202<text:tab/>-9.00872<text:tab/>-75.3883<text:tab/></text:p>
      <text:p text:style-name="P32">8<text:tab/><text:tab/>-95.3974<text:tab/>-385.484<text:tab/>-43.8155<text:tab/>-111.416<text:tab/></text:p>
      <text:p text:style-name="P32">9<text:tab/><text:tab/>-623.17<text:tab/>-866.474<text:tab/>-158.448<text:tab/>-207.595<text:tab/></text:p>
      <text:p text:style-name="P32">10<text:tab/><text:tab/>-4516.67<text:tab/>-3893.42<text:tab/>-923.3<text:tab/><text:tab/>-793.729</text:p>
      <text:p text:style-name="P24"/>
      <text:p text:style-name="P33">Se aprecia que la altura máxima se dará entre</text:p>
      <text:p text:style-name="P24"/>
      <text:p text:style-name="P24"/>
      <text:p text:style-name="P24">Para analizar el movimiento <text:span text:style-name="T27">sin</text:span> resistencia del aire:</text:p>
      <text:p text:style-name="P24"><text:tab/></text:p>
      <text:p text:style-name="P25"><text:tab/><text:span text:style-name="T30">La única aceleración que interviene es la de la gravedad.</text:span></text:p>
      <text:p text:style-name="P25"><text:span text:style-name="T30"/></text:p>
      <text:p text:style-name="P25"><text:span text:style-name="T30"><text:tab/></text:span><text:span text:style-name="T31">a</text:span><text:span text:style-name="T16">y</text:span><text:span text:style-name="T31"> = -</text:span><text:span text:style-name="T30">g</text:span></text:p>
      <text:p text:style-name="P24"><text:span text:style-name="T30"/></text:p>
      <text:p text:style-name="P26"><text:span text:style-name="T30"><text:tab/></text:span><text:span text:style-name="T31">v = sqrt(v</text:span><text:span text:style-name="T16">x</text:span><text:span text:style-name="T31">² + v</text:span><text:span text:style-name="T16">y</text:span><text:span text:style-name="T31">²)</text:span></text:p>
      <text:p text:style-name="P15"/>
      <text:list xml:id="list181938879913073" text:continue-numbering="true" text:style-name="L4">
        <text:list-header>
          <text:p text:style-name="P16">v<text:span text:style-name="T13">x</text:span> = v<text:span text:style-name="T14">inicial</text:span>*cosθ </text:p>
          <text:p text:style-name="P16">v<text:span text:style-name="T13">y</text:span> = v<text:span text:style-name="T14">inicial</text:span>*senθ <text:span text:style-name="T24">+</text:span>a<text:span text:style-name="T13">y</text:span><text:span text:style-name="T24">*t</text:span></text:p>
          <text:p text:style-name="P16"/>
          <text:p text:style-name="P18">x = <text:span text:style-name="T9">v</text:span><text:span text:style-name="T14">inicial</text:span>*cos<text:span text:style-name="T9">θ*</text:span>t</text:p>
        </text:list-header>
      </text:list>
      <text:p text:style-name="P22"><text:span text:style-name="T30"><text:tab/></text:span><text:span text:style-name="T28">y = </text:span><text:span text:style-name="T30">v</text:span><text:span text:style-name="T17">inicial</text:span><text:span text:style-name="T29">*sen</text:span><text:span text:style-name="T30">θ*</text:span><text:span text:style-name="T29">t + 0.5*(a</text:span><text:span text:style-name="T18">y</text:span><text:span text:style-name="T29">)*t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6:32.778662597</meta:creation-date>
    <dc:date>2018-04-20T18:19:36.765315595</dc:date>
    <meta:editing-duration>PT52M4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31" meta:character-count="1992" meta:non-whitespace-character-count="1694"/>
  </office:meta>
</office:document-meta>
</file>